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size="7pt"/>
    </style:style>
    <style:style style:name="P2" style:family="paragraph" style:parent-style-name="Text_20_body">
      <style:text-properties fo:font-size="7pt" officeooo:rsid="000b7e5b" officeooo:paragraph-rsid="000b7e5b"/>
    </style:style>
    <style:style style:name="P3" style:family="paragraph" style:parent-style-name="Text_20_body">
      <style:text-properties style:font-name="Arial" fo:font-size="12pt" fo:font-weight="bold"/>
    </style:style>
    <style:style style:name="P4" style:family="paragraph" style:parent-style-name="Text_20_body">
      <style:text-properties style:font-name="Arial" fo:font-size="7pt" fo:font-weight="bold"/>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Standard">
      <style:text-properties officeooo:rsid="000b7e5b" officeooo:paragraph-rsid="000b7e5b"/>
    </style:style>
    <style:style style:name="T1" style:family="text">
      <style:text-properties fo:font-size="7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onova Application</text:p>
      <text:p text:style-name="P9"><text:a xlink:type="simple" xlink:href="https://de.glassdoor.ch/job-listing/market-data-coordinator-internship-sonova-JV_IC3298092_KO0,34_KE35,41.htm?jl=2828194623&amp;ctt=1530257246256" text:style-name="Internet_20_link" text:visited-style-name="Visited_20_Internet_20_Link">https://de.glassdoor.ch/job-listing/market-data-coordinator-internship-sonova-JV_IC3298092_KO0,34_KE35,41.htm?jl=2828194623&amp;ctt=1530257246256</text:a></text:p>
      <text:p text:style-name="P9"/>
      <text:p text:style-name="P9"><text:a xlink:type="simple" xlink:href="https://career5.successfactors.eu/portalcareer?career%5Fns=job%5Flisting&amp;company=Sonova&amp;navBarLevel=JOB%5FSEARCH&amp;rcm%5Fsite%5Flocale=en%5FUS&amp;career_job_req_id=116649&amp;selected_lang=en_US&amp;jobAlertController_jobAlertId=&amp;jobAlertController_jobAlertName=&amp;_s.crb=cGI0GyEX2zKJOKjfyT4%2F8PqFzEo%3D#sfDialogBoxHeaderAnchor_12" text:style-name="Internet_20_link" text:visited-style-name="Visited_20_Internet_20_Link">https://career5.successfactors.eu/portalcareer?career%5fns=job%5flisting&amp;company=Sonova&amp;navBarLevel=JOB%5fSEARCH&amp;rcm%5fsite%5flocale=en%5fUS&amp;career_job_req_id=116649&amp;selected_lang=en_US&amp;jobAlertController_jobAlertId=&amp;jobAlertController_jobAlertName=&amp;_s.crb=cGI0GyEX2zKJOKjfyT4%2f8PqFzEo%3d#sfDialogBoxHeaderAnchor_12</text:a>_</text:p>
      <text:p text:style-name="P9"/>
      <text:p text:style-name="P2">In a life without sound, our work provides meaning. As the world’s leading hearing care provider, we are not just a company that makes products: we are a team on a mission to help people enjoy the delight of hearing. To enable a life without limitations, we – through our core brands Phonak, Unitron, Hansaton, Advanced Bionics and AudioNova – develop, manufacture and distribute solutions that push the limits of technology and redefine the future of our industry. </text:p>
      <text:p text:style-name="P1">Sonova has more than 14,000 committed employees in over 100 countries, all of whom contribute to something greater than themselves – they transform lives. Join our mission and become part of our team! Apply now for the following position: </text:p>
      <text:p text:style-name="P1">Sonova / Switzerland / Stäfa </text:p>
      <text:p text:style-name="Text_20_body"> </text:p>
      <text:p text:style-name="P3">Market Data Coordinator Internship </text:p>
      <text:p text:style-name="P1">We are looking for an intern to help the Global Sales Operations team to empower the Sonova Wholesale Market Data Competence Centre. You will be part of the Global Hearing Instrument Wholesale organization, reporting to the Manager Sales Operations. The internship is for the duration of one year, allowing to gain deep understanding of the hearing aid market as well as Sonova wholesale business across the globe. </text:p>
      <text:p text:style-name="P4">Your tasks </text:p>
      <text:list xml:id="list2862099239" text:style-name="L1">
        <text:list-item>
          <text:p text:style-name="P7">• <text:span text:style-name="T1">Maintain Sonova Wholesale HI Market Data Platform and continuously improve its data quality by setting validation check points and process (e.g. cross-checking data with various sources such as public/private market research, study, survey, official company reports) </text:span></text:p>
        </text:list-item>
        <text:list-item>
          <text:p text:style-name="P7">• <text:span text:style-name="T1">Coordinate the regular data update cycles, help collect, manage data and support with standard reporting </text:span></text:p>
        </text:list-item>
        <text:list-item>
          <text:p text:style-name="P7">• <text:span text:style-name="T1">Run ad-hoc analysis around the market data for key stakeholders to provide data-driven insights for better business decision making and strategy setting </text:span></text:p>
        </text:list-item>
        <text:list-item>
          <text:p text:style-name="P5">• <text:span text:style-name="T1">Run the annual group company questionnaire, collecting information on country profile, industrial facts and reimbursement model, and share key insights </text:span></text:p>
        </text:list-item>
      </text:list>
      <text:p text:style-name="P4">Your profile </text:p>
      <text:list xml:id="list3407783079" text:style-name="L2">
        <text:list-item>
          <text:p text:style-name="P8">• <text:span text:style-name="T1">Bachelor or higher degree in Information Science, Business Administration, Management, Economics or similar (Master degree is a plus) </text:span></text:p>
        </text:list-item>
        <text:list-item>
          <text:p text:style-name="P8">• <text:span text:style-name="T1">Project Management experience in an international, multi-functional and data environment </text:span></text:p>
        </text:list-item>
        <text:list-item>
          <text:p text:style-name="P8">• <text:span text:style-name="T1">Comfortable with data and numbers, able to work with large data-sets with high attention to detail </text:span></text:p>
        </text:list-item>
        <text:list-item>
          <text:p text:style-name="P8">• <text:span text:style-name="T1">Strong analytical skills with logical thinking </text:span></text:p>
        </text:list-item>
        <text:list-item>
          <text:p text:style-name="P8">• <text:span text:style-name="T1">Advanced MS-Office skills (especially Excel, Power Point) </text:span></text:p>
        </text:list-item>
        <text:list-item>
          <text:p text:style-name="P8">• <text:span text:style-name="T1">Motivated team player with a positive attitude, fast perception and a customer-oriented approach </text:span></text:p>
        </text:list-item>
        <text:list-item>
          <text:p text:style-name="P8">• <text:span text:style-name="T1">High degree of personal responsibility and strong communication skills with all hierarchical levels </text:span></text:p>
        </text:list-item>
        <text:list-item>
          <text:p text:style-name="P6">• <text:span text:style-name="T1">Fluent written and spoken in English (German or other language are a plus) </text:span></text:p>
        </text:list-item>
      </text:list>
      <text:p text:style-name="P4">Our offer </text:p>
      <text:p text:style-name="P1">We can offer you a new challenge, with interesting tasks and much more – including an open corporate culture, flat hierarchies, support for further training and development, opportunities to take on responsibility, an excellent range of foods, sports and cultural facilities, attractive employment conditions, and flexible working time models in various roles. </text:p>
      <text:p text:style-name="P1">Gianni Raffi, Corporate Talent Acquisition Manager, is looking forward to receiving your complete application (cover letter, CV, references and certificates) via our online job application platform. </text:p>
      <text:p text:style-name="P1">For this vacancy only direct applications will be considered. </text:p>
      <text:p text:style-name="P4">Sonova AG </text:p>
      <text:p text:style-name="P1">Laubisrütistrasse 28 </text:p>
      <text:p text:style-name="P1">CH-8712 Stäfa </text:p>
      <text:p text:style-name="P1">+41 58 928 01 01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15:24:02.803981037</meta:creation-date>
    <dc:date>2018-06-29T15:25:25.518166912</dc:date>
    <meta:editing-duration>PT1M22S</meta:editing-duration>
    <meta:editing-cycles>1</meta:editing-cycles>
    <meta:generator>LibreOffice/6.0.4.2$MacOSX_X86_64 LibreOffice_project/9b0d9b32d5dcda91d2f1a96dc04c645c450872bf</meta:generator>
    <meta:document-statistic meta:table-count="0" meta:image-count="0" meta:object-count="0" meta:page-count="1" meta:paragraph-count="31" meta:word-count="510" meta:character-count="3791" meta:non-whitespace-character-count="3291"/>
  </office:meta>
</office:document-meta>
</file>